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JARDOTTY" fo:font-size="20pt" style:font-size-asian="20pt" style:font-size-complex="20pt"/>
    </style:style>
    <style:style style:name="P2" style:family="paragraph" style:parent-style-name="Text_20_body">
      <style:text-properties style:font-name="JARDOTTY" fo:font-size="20pt" style:font-size-asian="20pt" style:font-size-complex="20pt"/>
    </style:style>
    <style:style style:name="P3" style:family="paragraph" style:parent-style-name="Text_20_body" style:list-style-name="L1">
      <style:text-properties style:font-name="JARDOTTY" fo:font-size="20pt" style:font-size-asian="20pt" style:font-size-complex="20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JARDOTTY" fo:font-size="20pt" style:font-size-asian="20pt" style:font-size-complex="20pt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style:font-name="JARDOTTY" fo:font-size="20pt" style:font-size-asian="20pt" style:font-size-complex="20pt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JARDOTTY" fo:font-size="20pt" officeooo:paragraph-rsid="000c1796" style:font-size-asian="20pt" style:font-size-complex="20pt"/>
    </style:style>
    <style:style style:name="P7" style:family="paragraph" style:parent-style-name="Text_20_body">
      <style:paragraph-properties fo:margin-top="0cm" fo:margin-bottom="0cm" loext:contextual-spacing="false" fo:break-before="page"/>
      <style:text-properties style:font-name="JARDOTTY"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e is the word list - this time with the English</text:p>
      <text:list xml:id="list1575187934256235791" text:style-name="L1">
        <text:list-item>
          <text:p text:style-name="P5"><text:s/>propter magnam gloriam tuam - according to Thy great glory </text:p>
        </text:list-item>
        <text:list-item>
          <text:p text:style-name="P5"><text:s/>Rex Caelestis - King of Heaven </text:p>
        </text:list-item>
        <text:list-item>
          <text:p text:style-name="P5"><text:s/>Deus Pater Omnipotens - God the Father Almighty </text:p>
        </text:list-item>
        <text:list-item>
          <text:p text:style-name="P5"><text:s/>Domine Fili Unigenite - O Lord, only begotten Son </text:p>
        </text:list-item>
        <text:list-item>
          <text:p text:style-name="P5"><text:s/>deprecationem nostram - our prayers </text:p>
        </text:list-item>
        <text:list-item>
          <text:p text:style-name="P5"><text:s/>tu solus sanctus - thou alone art holy </text:p>
        </text:list-item>
        <text:list-item>
          <text:p text:style-name="P5"><text:s/>tu solus altissimus - thou alone art most high </text:p>
        </text:list-item>
      </text:list>
      <text:p text:style-name="P4"/>
      <text:p text:style-name="P4"/>
      <text:p text:style-name="P7"/>
      <text:list xml:id="list143112698159873" text:continue-numbering="true" text:style-name="L1">
        <text:list-item>
          <text:p text:style-name="P5"><text:s/>cum Sancto Spiritu - with the Holy Ghost </text:p>
        </text:list-item>
        <text:list-item>
          <text:p text:style-name="P5"><text:s/>cum tuo spiritu - with thy spirit </text:p>
        </text:list-item>
        <text:list-item>
          <text:p text:style-name="P5"><text:s/>in unum Deum Patrem Omnitpotentem - in one God, the Father almighty </text:p>
        </text:list-item>
        <text:list-item>
          <text:p text:style-name="P5"><text:s/>in unum Dominum Filium Unigenitum - in one Lord, only begotten Son </text:p>
        </text:list-item>
        <text:list-item>
          <text:p text:style-name="P5"><text:s/>ex Patre natum ante omnia saecula - from the Father begotten before all ages </text:p>
        </text:list-item>
        <text:list-item>
          <text:p text:style-name="P5"><text:s/>Deum verum de Deo vero - true God from true God </text:p>
        </text:list-item>
        <text:list-item>
          <text:p text:style-name="P5"><text:s/>genitum non factum - begotten not made </text:p>
        </text:list-item>
      </text:list>
      <text:p text:style-name="P4"/>
      <text:p text:style-name="P7"/>
      <text:list xml:id="list143113549140211" text:continue-numbering="true" text:style-name="L1">
        <text:list-item>
          <text:p text:style-name="P5"><text:s/>et incarnatus est - and was made flesh </text:p>
        </text:list-item>
        <text:list-item>
          <text:p text:style-name="P5"><text:s/>de Spiritu Sancto - of the Holy Ghost </text:p>
        </text:list-item>
        <text:list-item>
          <text:p text:style-name="P5"><text:s/>crucifixus etiam pro nobis - also crucified for us </text:p>
        </text:list-item>
        <text:list-item>
          <text:p text:style-name="P5"><text:s/>tertia die - the third day </text:p>
        </text:list-item>
        <text:list-item>
          <text:p text:style-name="P5"><text:s/>et in Spiritu Sanctum Dominum et vivificantem - and in the Holy Spirit, Lord and giver of life </text:p>
        </text:list-item>
        <text:list-item>
          <text:p text:style-name="P5"><text:s/>et unam sanctam catholicam et apostolicam ecclesiam - and in one, holy, catholic and apostolic church </text:p>
        </text:list-item>
        <text:list-item>
          <text:p text:style-name="P5"><text:s/>unam baptisma - one baptism </text:p>
        </text:list-item>
      </text:list>
      <text:p text:style-name="P4"/>
      <text:p text:style-name="P7"/>
      <text:list xml:id="list143111697454945" text:continue-numbering="true" text:style-name="L1">
        <text:list-item>
          <text:p text:style-name="P6"><text:s/>venturi saeculi - the ages to come </text:p>
        </text:list-item>
        <text:list-item>
          <text:p text:style-name="P6"><text:s/>per omnia saecula - for all ages</text:p>
        </text:list-item>
        <text:list-item>
          <text:p text:style-name="P6"><text:s/>deo nostro - to our God </text:p>
        </text:list-item>
        <text:list-item>
          <text:p text:style-name="P5"><text:s/>dignum et justum est - it is right and just </text:p>
        </text:list-item>
        <text:list-item>
          <text:p text:style-name="P5"><text:s/>sanctus, sanctus, sanctus Dominus Deus - holy, holy, holy Lord God of Hosts </text:p>
        </text:list-item>
        <text:list-item>
          <text:p text:style-name="P5"><text:s/>requiem sempiternam - eternal rest </text:p>
        </text:list-item>
        <text:list-item>
          <text:p text:style-name="P3"><text:s/>omnipotens Deus, Pater et Filius et Spiritus Sanctus - almighty God, Father and Son and Holy Ghost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4:27:18.297189775</meta:creation-date>
    <meta:print-date>2015-10-19T14:29:23.849820493</meta:print-date>
    <dc:date>2015-10-19T14:31:11.109169327</dc:date>
    <meta:editing-duration>PT3M53S</meta:editing-duration>
    <meta:editing-cycles>1</meta:editing-cycles>
    <meta:document-statistic meta:table-count="0" meta:image-count="0" meta:object-count="0" meta:page-count="4" meta:paragraph-count="29" meta:word-count="300" meta:character-count="1562" meta:non-whitespace-character-count="1264"/>
    <meta:generator>LibreOffice/4.3.3.2$Linux_X86_64 LibreOffice_project/430m0$Build-2</meta:generator>
  </office:meta>
</office:document-meta>
</file>